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7pt" fo:font-weight="bold" officeooo:rsid="0015a9eb" officeooo:paragraph-rsid="0015a9eb" style:font-size-asian="37pt" style:font-weight-asian="bold" style:font-size-complex="37pt" style:font-weight-complex="bold"/>
    </style:style>
    <style:style style:name="P2" style:family="paragraph" style:parent-style-name="Standard">
      <style:text-properties fo:font-size="37pt" officeooo:rsid="0015a9eb" officeooo:paragraph-rsid="0015a9eb" style:font-size-asian="37pt" style:font-size-complex="37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S</text:p>
      <text:p text:style-name="P2"><text:tab/>Buenos programadores</text:p>
      <text:p text:style-name="P2"><text:tab/>Conocer detalles</text:p>
      <text:p text:style-name="P2"><text:tab/>Dominar ordenadores</text:p>
      <text:p text:style-name="P2"><text:tab/>Hacer mágia</text:p>
      <text:p text:style-name="P2"><text:span text:style-name="T1">TE</text:span> <text:span text:style-name="T1">INTERESA</text:span></text:p>
      <text:p text:style-name="P2"><text:tab/>Programar desde 0</text:p>
      <text:p text:style-name="P2"><text:tab/>Mejorar </text:p>
      <text:p text:style-name="P1">CONTENIDOS</text:p>
      <text:p text:style-name="P2"><text:tab/>Ordenadores 8 bits</text:p>
      <text:p text:style-name="P2"><text:tab/>Código Máquina</text:p>
      <text:p text:style-name="P2"><text:tab/>Ensamblador</text:p>
      <text:p text:style-name="P1">CREAR</text:p>
      <text:p text:style-name="P2"><text:tab/>Videojuegos</text:p>
      <text:p text:style-name="P2"><text:tab/>Efectos Gráficos</text:p>
      <text:p text:style-name="P2"><text:tab/>Animaciones</text:p>
      <text:p text:style-name="P2"><text:tab/>Interac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8:36:56.299965196</meta:creation-date>
    <dc:date>2017-03-29T18:43:17.927364245</dc:date>
    <meta:editing-duration>PT6M22S</meta:editing-duration>
    <meta:editing-cycles>1</meta:editing-cycles>
    <meta:document-statistic meta:table-count="0" meta:image-count="0" meta:object-count="0" meta:page-count="1" meta:paragraph-count="17" meta:word-count="28" meta:character-count="231" meta:non-whitespace-character-count="206"/>
    <meta:generator>LibreOffice/5.2.6.2$Linux_X86_64 LibreOffice_project/20m0$Build-2</meta:generator>
  </office:meta>
</office:document-meta>
</file>